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44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4.27566666666667cm" style:use-optimal-column-width="true"/>
    </style:style>
    <style:style style:name="co5" style:family="table-column">
      <style:table-column-properties fo:break-before="auto" style:column-width="4.55083333333333cm" style:use-optimal-column-width="true"/>
    </style:style>
    <style:style style:name="co6" style:family="table-column">
      <style:table-column-properties fo:break-before="auto" style:column-width="5.35516666666667cm" style:use-optimal-column-width="true"/>
    </style:style>
    <style:style style:name="co7" style:family="table-column">
      <style:table-column-properties fo:break-before="auto" style:column-width="3.34433333333333cm" style:use-optimal-column-width="true"/>
    </style:style>
    <style:style style:name="co8" style:family="table-column">
      <style:table-column-properties fo:break-before="auto" style:column-width="1.98966666666667cm" style:use-optimal-column-width="true"/>
    </style:style>
    <style:style style:name="co9" style:family="table-column">
      <style:table-column-properties fo:break-before="auto" style:column-width="5.164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ool_2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C's Roof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wall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ap of Faith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Out Roof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wning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hang 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 Down the Bank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lsbad 11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points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lsb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zy Roof Gap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Da Roof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e Transfer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cidal Roof Gap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 Skeelz Roof Gap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cony 2 Awning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 You Serious?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 Call! Gonz Rail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ym Rail 2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hang Stom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 'Em 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e Stom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 Call! Opunsezmee Rail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Rancho Bench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e 2 Brix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 2 L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 Call! Nightmare Rail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dy's Cur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yin' the Flag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ge Rail 2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cker 2 H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kboard Dance!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er on Edg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Wheelin TC's Ro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ge on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dy's Fl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h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ting Blocks Extension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Guppy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 Squid Extension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Dive Extension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 the Bells!</text:p>
          </table:table-cell>
          <table:table-cell table:number-columns-repeated="16383"/>
        </table:table-row>
        <table:table-row table:number-rows-repeated="1048533" table:style-name="ro1">
          <table:table-cell table:number-columns-repeated="16384"/>
        </table:table-row>
      </table:table>
      <table:table table:name="marseille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Over the Lil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y Dumpster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y Table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mpster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the 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x 2 Box 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 the Lil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Up Le Back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!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Cross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Ol Stanky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akin' Huge 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ptey Humps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Mouth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 Away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2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2 L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idden 4 Kink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mpster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k Cl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k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ssbar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p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cklin Fu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omin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nky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UA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 Crawler</text:p>
          </table:table-cell>
          <table:table-cell table:number-columns-repeated="16383"/>
        </table:table-row>
        <table:table-row table:number-rows-repeated="1048544" table:style-name="ro1">
          <table:table-cell table:number-columns-repeated="16384"/>
        </table:table-row>
      </table:table>
      <table:table table:name="nyc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Kick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 It 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to Park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wning 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Banks Bar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it to the 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to Statue Shorty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ncer Was 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Air Out of the B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llar 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-Re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-Hopp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ft Side Pit Rail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s Sp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king Meter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're Next in L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Easy 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ey's Sculp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ght Side Pit Rail St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ie's Ste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s Fenc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s Ro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bar to Rail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e the R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oss the P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ner C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k Entranc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b a Snack and Sit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uurp! Now Go Sk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ard 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h Less Trave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m Du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dewalk Bo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in Tr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ing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t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aaay Up T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s Barrier Wallride</text:p>
          </table:table-cell>
          <table:table-cell table:number-columns-repeated="16383"/>
        </table:table-row>
        <table:table-row table:number-rows-repeated="1048536" table:style-name="ro1">
          <table:table-cell table:number-columns-repeated="16384"/>
        </table:table-row>
      </table:table>
      <table:table table:name="venic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VB! Skinny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 Away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y Planter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 Side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e Lil Roof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yon Ju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ge 9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ka's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ght Landing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Double 5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B! Pit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e Mid Size Roof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er 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f 2 Ra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B! Leddge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' Vent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2 Ro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hill Canyon Ju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 2 Roof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B! Huge Transfer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sive 20 Set!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iiiick Roof Gap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e Roof 2 Ra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tty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Vent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e Ramp 2 Ro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ide Hand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Venice L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 Trippin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ge 2 L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Point La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igh W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nd the Horn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 Could Go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The Way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uchdown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dy Cane Manual</text:p>
          </table:table-cell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katestreet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Over the W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ing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P to Bow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wl to 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let Bowl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De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aaaay Tri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mme Gap Red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dee Pop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t the Cor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Stic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ot th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 Kidding Arou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ir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xbox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Ju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Secret Area 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to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Secret Area 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il the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P To Railb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ve Wall Mini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fin 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atin on the Dock of the B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in' A Pic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Air Railing Gr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rcle the 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box Whee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wl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P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e the Wave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lly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wl Env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r. Small Lips</text:p>
          </table:table-cell>
          <table:table-cell table:number-columns-repeated="16383"/>
        </table:table-row>
        <table:table-row table:number-rows-repeated="1048540" table:style-name="ro1">
          <table:table-cell table:number-columns-repeated="16384"/>
        </table:table-row>
      </table:table>
      <table:table table:name="philadelphia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asy Post Ol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 Ol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ue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ir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 the Small Step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lds Most Obvious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HP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llar F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PS Fountain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lin on the Balc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ck Sm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bo Gr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er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ing to Pl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llar 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er Double Pillar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t Visi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t St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phone Co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box Transf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um St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nd Up Dem Sta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wning Grind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tle Corner Gr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y By W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th From Ab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n H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 St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lds Second Most Obvious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ntain Ping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nd of Fai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box Whee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tlands Techin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al Stimu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in' the Sta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New Bowl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HP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Big Bowl L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yside Mid Bowl Lip</text:p>
          </table:table-cell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bullring" table:style-name="ta1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Wussy Rollin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t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nchin On 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nchin the Pi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in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 To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Enchilada M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ght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in Da Hum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Wee Wussy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joyin the 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ndin the Pi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't Look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Rail to Ban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x to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e Friggin Ank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ilin Da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 to Go 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Rail to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in the High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Plat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x to Ban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nch to Ban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nchfest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esse 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nch to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 to the St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readin the Need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 to Go Gringo!!!</text:p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able:table table:name="chopper_drop" table:style-name="ta1">
        <table:table-column table:style-name="co8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70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o the He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Pot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Pot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Pot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li Gr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omah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skate_heaven" table:style-name="ta1">
        <table:table-column table:style-name="co9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own 2 Tonys Is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Dieguito Hall 2 Sad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ssy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ak Sauce Zi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ak Sauce Za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ak Sauce Wussy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Dieguito Ten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ping in on T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le of Tony 2 Sad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tform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s H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Fat Grassy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se of Tony 2 Sad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Dieguito Window 2 Sad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win It Out the Hol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dlands 2 San Dieguito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oly C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tter 2 San Dieguito Ro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ussy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dlands Path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west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east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 2 Com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rse Wussy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ern Snake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dlands Up 2 Isle of T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 the D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ring the Sw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in Da H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nnel of Luv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ght Lan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Za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rse Zi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erse Zag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ed Me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 O D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2 Snake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Rail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ern Intersect S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ern Intersect S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 2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Degree Sadlands Rail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ern Crossover S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ern Crossover S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n Rail S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 Intersection Sad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ramp 2 Islands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mrail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Degree Ramp Rail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nce 2 Radra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Dieguito Hall 2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tter 2 San Dieguito Ro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le of Tony 2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 of Da World Ma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ern Swing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ern Swing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 2 Pipe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cker 2 Rails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il 2 Kicker 2 Rail 2 Be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Dieguito Roof 2 E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ramp 2 Snaker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 the Roof 2 R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 G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nging The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2 Feed the Volcano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cker 2 Rails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ch Gap S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Hooo Oh Ho Yeehee!!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ning the Pipes</text:p>
          </table:table-cell>
          <table:table-cell table:number-columns-repeated="16383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Erik Larson</meta:initial-creator>
    <dc:creator>Erik Larson</dc:creator>
    <meta:creation-date>2025-04-04T14:53:36Z</meta:creation-date>
    <dc:date>2025-04-08T19:33:49Z</dc:date>
  </office:meta>
</office:document-meta>
</file>